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Julian Reinhard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6]+0.6*[.J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6:59:26.5861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7:00:01.969753000</dc:date>
    <meta:editing-duration>PT2H14M45S</meta:editing-duration>
    <meta:editing-cycles>15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